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7da" officeooo:paragraph-rsid="0011e7da"/>
    </style:style>
    <style:style style:name="P2" style:family="paragraph" style:parent-style-name="Standard">
      <style:text-properties officeooo:rsid="0011e7da" officeooo:paragraph-rsid="001e666e"/>
    </style:style>
    <style:style style:name="P3" style:family="paragraph" style:parent-style-name="Standard">
      <style:text-properties fo:font-weight="bold" officeooo:rsid="0011e7da" officeooo:paragraph-rsid="0011e7da" style:font-weight-asian="bold" style:font-weight-complex="bold"/>
    </style:style>
    <style:style style:name="P4" style:family="paragraph" style:parent-style-name="Standard">
      <style:text-properties fo:font-size="14pt" fo:font-weight="bold" officeooo:rsid="0011e7da" officeooo:paragraph-rsid="0017baef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a7c8e" officeooo:paragraph-rsid="0011e7da"/>
    </style:style>
    <style:style style:name="P6" style:family="paragraph" style:parent-style-name="Standard">
      <style:text-properties officeooo:rsid="001a7c8e" officeooo:paragraph-rsid="0017baef"/>
    </style:style>
    <style:style style:name="P7" style:family="paragraph" style:parent-style-name="Standard">
      <style:text-properties officeooo:rsid="001e666e" officeooo:paragraph-rsid="0017baef"/>
    </style:style>
    <style:style style:name="P8" style:family="paragraph" style:parent-style-name="Standard">
      <style:text-properties officeooo:rsid="0011e7da" officeooo:paragraph-rsid="0011e7da"/>
    </style:style>
    <style:style style:name="P9" style:family="paragraph" style:parent-style-name="Standard">
      <style:text-properties officeooo:rsid="0011e7da" officeooo:paragraph-rsid="00245f7a"/>
    </style:style>
    <style:style style:name="P10" style:family="paragraph" style:parent-style-name="Standard">
      <style:text-properties officeooo:rsid="001ff2fd" officeooo:paragraph-rsid="001ff2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officeooo:rsid="0017baef" style:font-style-asian="italic" style:font-style-complex="italic"/>
    </style:style>
    <style:style style:name="T3" style:family="text">
      <style:text-properties fo:font-style="italic" officeooo:rsid="001ba41a" style:font-style-asian="italic" style:font-style-complex="italic"/>
    </style:style>
    <style:style style:name="T4" style:family="text">
      <style:text-properties fo:font-style="italic" officeooo:rsid="001ff2fd" style:font-style-asian="italic" style:font-style-complex="italic"/>
    </style:style>
    <style:style style:name="T5" style:family="text">
      <style:text-properties officeooo:rsid="0017baef"/>
    </style:style>
    <style:style style:name="T6" style:family="text">
      <style:text-properties officeooo:rsid="001e666e"/>
    </style:style>
    <style:style style:name="T7" style:family="text">
      <style:text-properties officeooo:rsid="001ff2fd"/>
    </style:style>
    <style:style style:name="T8" style:family="text">
      <style:text-properties fo:font-style="normal" officeooo:rsid="0017baef" style:font-style-asian="normal" style:font-style-complex="normal"/>
    </style:style>
    <style:style style:name="T9" style:family="text">
      <style:text-properties fo:font-style="normal" officeooo:rsid="001ff2fd" style:font-style-asian="normal" style:font-style-complex="normal"/>
    </style:style>
    <style:style style:name="T10" style:family="text">
      <style:text-properties fo:font-style="normal" officeooo:rsid="00245f7a" style:font-style-asian="normal" style:font-style-complex="normal"/>
    </style:style>
    <style:style style:name="T11" style:family="text">
      <style:text-properties officeooo:rsid="002327fd"/>
    </style:style>
    <style:style style:name="T12" style:family="text">
      <style:text-properties officeooo:rsid="0023f7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n plan: <text:span text:style-name="T7">QDC sctintillators (2019-03-18)</text:span></text:p>
      <text:p text:style-name="P1"/>
      <text:p text:style-name="P7">Tests with scintillator cups (several different) with TOF analog setup. <text:span text:style-name="T7">Get QDC spectrum, and calibrate to MeVee with gamma sources.</text:span></text:p>
      <text:p text:style-name="P1"><text:line-break/><text:span text:style-name="T1">Material:</text:span></text:p>
      <text:p text:style-name="P9"><text:span text:style-name="T5">- Neutron source (AmBe or PuBe)</text:span><text:span text:style-name="T2"> Cf?<text:line-break/></text:span><text:span text:style-name="T8">- </text:span><text:span text:style-name="T10">Gamma sources: </text:span><text:span text:style-name="T9">Na-22 and Cs-137</text:span></text:p>
      <text:p text:style-name="P2">- <text:span text:style-name="T6">Aquarium and TOF DAQ (analog)</text:span></text:p>
      <text:p text:style-name="P2">- <text:span text:style-name="T11">Scintillator cups</text:span></text:p>
      <text:p text:style-name="P1"/>
      <text:p text:style-name="P3">Procedure:</text:p>
      <text:p text:style-name="P5">1) Determine CFD threshold <text:span text:style-name="T3">(ideas where to put it?)</text:span><text:line-break/>2) <text:span text:style-name="T6">Run EJ-321P</text:span></text:p>
      <text:p text:style-name="P6">3-...) <text:span text:style-name="T6">Run with other cup types</text:span></text:p>
      <text:p text:style-name="P1"/>
      <text:p text:style-name="P10"><text:span text:style-name="T1">Results:</text:span><text:line-break/>- To get QDC spectrums for each scintillator<text:line-break/>- Gain calibration of each scintillator <text:span text:style-name="T12">(</text:span>MeVee<text:span text:style-name="T12">)</text:span></text:p>
      <text:p text:style-name="P1"/>
      <text:p text:style-name="P3">Estimated time:</text:p>
      <text:p text:style-name="P1">Setup: <text:span text:style-name="T6">2</text:span>h</text:p>
      <text:p text:style-name="P1">Test/verification/modification: <text:span text:style-name="T6">2</text:span>h</text:p>
      <text:p text:style-name="P1">Run: <text:span text:style-name="T5">Prob 1 week for all cups (ca 24h eac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17:32.603764308</meta:creation-date>
    <meta:generator>LibreOffice/6.0.7.3$Linux_X86_64 LibreOffice_project/00m0$Build-3</meta:generator>
    <dc:date>2019-03-18T13:12:21.358397434</dc:date>
    <meta:editing-duration>PT27M59S</meta:editing-duration>
    <meta:editing-cycles>16</meta:editing-cycles>
    <meta:document-statistic meta:table-count="0" meta:image-count="0" meta:object-count="0" meta:page-count="1" meta:paragraph-count="14" meta:word-count="99" meta:character-count="611" meta:non-whitespace-character-count="525"/>
  </office:meta>
</office:document-meta>
</file>